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ject Report: Technical Skill Development</text:h>
      <text:p text:style-name="Text_20_body">For this project, I utilized <text:span text:style-name="T1">HackerRank</text:span> and <text:span text:style-name="T1">Google Forms</text:span> to practice programming and assess digital awareness. HackerRank is a leading platform for technical skill development, while Google Forms was used to create and analyze a "Digital Literacy Awareness Quiz."</text:p>
      <text:h text:style-name="Heading_20_3" text:outline-level="3">Practice and Implementation</text:h>
      <text:p text:style-name="Text_20_body">On <text:span text:style-name="T1">HackerRank</text:span>, I practiced fundamental Python programming. I successfully completed challenges involving basic arithmetic operators and string manipulation, such as the "Hello, World!" and "Arithmetic Operators" tasks. This allowed me to test my logic against real-time test cases and ensure code accuracy. Additionally, I used <text:span text:style-name="T1">Google Forms</text:span> to build an interactive quiz focused on internet safety, password security, and digital footprints. This helped me understand how to collect and manage data from multiple participants effectively.</text:p>
      <text:h text:style-name="Heading_20_3" text:outline-level="3">Academic Benefits</text:h>
      <text:p text:style-name="Text_20_body">These tools are highly beneficial for my academic journey as a B.Tech student. HackerRank helps me prepare for technical interviews and competitive programming by building a strong foundation in coding logic. Google Forms and Sheets assist me in conducting research and organizing information for academic projects. Together, these platforms improve my problem-solving skills and technical literacy, which are essential for succeeding in my coursework and future career in technolog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22:57:36.025869314</meta:creation-date>
    <dc:date>2026-03-28T23:06:22.647820319</dc:date>
    <meta:editing-duration>PT8M47S</meta:editing-duration>
    <meta:editing-cycles>1</meta:editing-cycles>
    <meta:document-statistic meta:table-count="0" meta:image-count="0" meta:object-count="0" meta:page-count="1" meta:paragraph-count="6" meta:word-count="193" meta:character-count="1371" meta:non-whitespace-character-count="1184"/>
    <meta:generator>LibreOffice/24.2.7.2$Linux_X86_64 LibreOffice_project/420$Build-2</meta:generator>
  </office:meta>
</office:document-meta>
</file>